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  <table:table-cell office:value-type="float" office:value="0.01126611" calcext:value-type="float">
            <text:p>0.011266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74838" calcext:value-type="float">
            <text:p>0.9774838</text:p>
          </table:table-cell>
          <table:table-cell office:value-type="float" office:value="0.00298822" calcext:value-type="float">
            <text:p>0.00298822</text:p>
          </table:table-cell>
          <table:table-cell office:value-type="float" office:value="0.01649413" calcext:value-type="float">
            <text:p>0.01649413</text:p>
          </table:table-cell>
          <table:table-cell office:value-type="float" office:value="0.00303386" calcext:value-type="float">
            <text:p>0.00303386</text:p>
          </table:table-cell>
          <table:table-cell office:value-type="float" office:value="0.00493871" calcext:value-type="float">
            <text:p>0.00493871</text:p>
          </table:table-cell>
          <table:table-cell office:value-type="float" office:value="0.98673829" calcext:value-type="float">
            <text:p>0.98673829</text:p>
          </table:table-cell>
          <table:table-cell office:value-type="float" office:value="0.00002918" calcext:value-type="float">
            <text:p>2.918E-05</text:p>
          </table:table-cell>
          <table:table-cell office:value-type="float" office:value="0.00829382" calcext:value-type="float">
            <text:p>0.00829382</text:p>
          </table:table-cell>
          <table:table-cell office:value-type="float" office:value="0.0060377" calcext:value-type="float">
            <text:p>0.0060377</text:p>
          </table:table-cell>
          <table:table-cell office:value-type="float" office:value="0.00007662" calcext:value-type="float">
            <text:p>7.662E-05</text:p>
          </table:table-cell>
          <table:table-cell office:value-type="float" office:value="0.97834307" calcext:value-type="float">
            <text:p>0.97834307</text:p>
          </table:table-cell>
          <table:table-cell office:value-type="float" office:value="0.0155426" calcext:value-type="float">
            <text:p>0.015542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537214" calcext:value-type="float">
            <text:p>0.97537214</text:p>
          </table:table-cell>
          <table:table-cell office:value-type="float" office:value="0.00307151" calcext:value-type="float">
            <text:p>0.00307151</text:p>
          </table:table-cell>
          <table:table-cell office:value-type="float" office:value="0.01807251" calcext:value-type="float">
            <text:p>0.01807251</text:p>
          </table:table-cell>
          <table:table-cell office:value-type="float" office:value="0.00348385" calcext:value-type="float">
            <text:p>0.00348385</text:p>
          </table:table-cell>
          <table:table-cell office:value-type="float" office:value="0.00479045" calcext:value-type="float">
            <text:p>0.00479045</text:p>
          </table:table-cell>
          <table:table-cell office:value-type="float" office:value="0.98592041" calcext:value-type="float">
            <text:p>0.98592041</text:p>
          </table:table-cell>
          <table:table-cell office:value-type="float" office:value="0.00003108" calcext:value-type="float">
            <text:p>3.108E-05</text:p>
          </table:table-cell>
          <table:table-cell office:value-type="float" office:value="0.00925806" calcext:value-type="float">
            <text:p>0.00925806</text:p>
          </table:table-cell>
          <table:table-cell office:value-type="float" office:value="0.00549738" calcext:value-type="float">
            <text:p>0.00549738</text:p>
          </table:table-cell>
          <table:table-cell office:value-type="float" office:value="0.00007187" calcext:value-type="float">
            <text:p>7.187E-05</text:p>
          </table:table-cell>
          <table:table-cell office:value-type="float" office:value="0.97814489" calcext:value-type="float">
            <text:p>0.97814489</text:p>
          </table:table-cell>
          <table:table-cell office:value-type="float" office:value="0.01628586" calcext:value-type="float">
            <text:p>0.016285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305951" calcext:value-type="float">
            <text:p>0.97305951</text:p>
          </table:table-cell>
          <table:table-cell office:value-type="float" office:value="0.00316267" calcext:value-type="float">
            <text:p>0.00316267</text:p>
          </table:table-cell>
          <table:table-cell office:value-type="float" office:value="0.01977146" calcext:value-type="float">
            <text:p>0.01977146</text:p>
          </table:table-cell>
          <table:table-cell office:value-type="float" office:value="0.00400636" calcext:value-type="float">
            <text:p>0.00400636</text:p>
          </table:table-cell>
          <table:table-cell office:value-type="float" office:value="0.004637" calcext:value-type="float">
            <text:p>0.004637</text:p>
          </table:table-cell>
          <table:table-cell office:value-type="float" office:value="0.98499996" calcext:value-type="float">
            <text:p>0.98499996</text:p>
          </table:table-cell>
          <table:table-cell office:value-type="float" office:value="0.00003299" calcext:value-type="float">
            <text:p>3.299E-05</text:p>
          </table:table-cell>
          <table:table-cell office:value-type="float" office:value="0.01033006" calcext:value-type="float">
            <text:p>0.01033006</text:p>
          </table:table-cell>
          <table:table-cell office:value-type="float" office:value="0.00501135" calcext:value-type="float">
            <text:p>0.00501135</text:p>
          </table:table-cell>
          <table:table-cell office:value-type="float" office:value="0.00006762" calcext:value-type="float">
            <text:p>6.762E-05</text:p>
          </table:table-cell>
          <table:table-cell office:value-type="float" office:value="0.97780782" calcext:value-type="float">
            <text:p>0.97780782</text:p>
          </table:table-cell>
          <table:table-cell office:value-type="float" office:value="0.01711321" calcext:value-type="float">
            <text:p>0.017113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052759" calcext:value-type="float">
            <text:p>0.97052759</text:p>
          </table:table-cell>
          <table:table-cell office:value-type="float" office:value="0.00326221" calcext:value-type="float">
            <text:p>0.00326221</text:p>
          </table:table-cell>
          <table:table-cell office:value-type="float" office:value="0.02159641" calcext:value-type="float">
            <text:p>0.02159641</text:p>
          </table:table-cell>
          <table:table-cell office:value-type="float" office:value="0.0046138" calcext:value-type="float">
            <text:p>0.0046138</text:p>
          </table:table-cell>
          <table:table-cell office:value-type="float" office:value="0.0044791" calcext:value-type="float">
            <text:p>0.0044791</text:p>
          </table:table-cell>
          <table:table-cell office:value-type="float" office:value="0.98396481" calcext:value-type="float">
            <text:p>0.98396481</text:p>
          </table:table-cell>
          <table:table-cell office:value-type="float" office:value="0.0000349" calcext:value-type="float">
            <text:p>3.49E-05</text:p>
          </table:table-cell>
          <table:table-cell office:value-type="float" office:value="0.01152119" calcext:value-type="float">
            <text:p>0.01152119</text:p>
          </table:table-cell>
          <table:table-cell office:value-type="float" office:value="0.0045737" calcext:value-type="float">
            <text:p>0.0045737</text:p>
          </table:table-cell>
          <table:table-cell office:value-type="float" office:value="0.00006382" calcext:value-type="float">
            <text:p>6.382E-05</text:p>
          </table:table-cell>
          <table:table-cell office:value-type="float" office:value="0.97732878" calcext:value-type="float">
            <text:p>0.97732878</text:p>
          </table:table-cell>
          <table:table-cell office:value-type="float" office:value="0.0180337" calcext:value-type="float">
            <text:p>0.01803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775607" calcext:value-type="float">
            <text:p>0.96775607</text:p>
          </table:table-cell>
          <table:table-cell office:value-type="float" office:value="0.00337065" calcext:value-type="float">
            <text:p>0.00337065</text:p>
          </table:table-cell>
          <table:table-cell office:value-type="float" office:value="0.02355249" calcext:value-type="float">
            <text:p>0.02355249</text:p>
          </table:table-cell>
          <table:table-cell office:value-type="float" office:value="0.00532078" calcext:value-type="float">
            <text:p>0.00532078</text:p>
          </table:table-cell>
          <table:table-cell office:value-type="float" office:value="0.0043175" calcext:value-type="float">
            <text:p>0.0043175</text:p>
          </table:table-cell>
          <table:table-cell office:value-type="float" office:value="0.98280179" calcext:value-type="float">
            <text:p>0.98280179</text:p>
          </table:table-cell>
          <table:table-cell office:value-type="float" office:value="0.00003679" calcext:value-type="float">
            <text:p>3.679E-05</text:p>
          </table:table-cell>
          <table:table-cell office:value-type="float" office:value="0.01284392" calcext:value-type="float">
            <text:p>0.01284392</text:p>
          </table:table-cell>
          <table:table-cell office:value-type="float" office:value="0.00417919" calcext:value-type="float">
            <text:p>0.00417919</text:p>
          </table:table-cell>
          <table:table-cell office:value-type="float" office:value="0.00006043" calcext:value-type="float">
            <text:p>6.043E-05</text:p>
          </table:table-cell>
          <table:table-cell office:value-type="float" office:value="0.9767028" calcext:value-type="float">
            <text:p>0.9767028</text:p>
          </table:table-cell>
          <table:table-cell office:value-type="float" office:value="0.01905759" calcext:value-type="float">
            <text:p>0.019057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472239" calcext:value-type="float">
            <text:p>0.96472239</text:p>
          </table:table-cell>
          <table:table-cell office:value-type="float" office:value="0.0034886" calcext:value-type="float">
            <text:p>0.0034886</text:p>
          </table:table-cell>
          <table:table-cell office:value-type="float" office:value="0.02564447" calcext:value-type="float">
            <text:p>0.02564447</text:p>
          </table:table-cell>
          <table:table-cell office:value-type="float" office:value="0.00614454" calcext:value-type="float">
            <text:p>0.00614454</text:p>
          </table:table-cell>
          <table:table-cell office:value-type="float" office:value="0.00415293" calcext:value-type="float">
            <text:p>0.00415293</text:p>
          </table:table-cell>
          <table:table-cell office:value-type="float" office:value="0.98149652" calcext:value-type="float">
            <text:p>0.98149652</text:p>
          </table:table-cell>
          <table:table-cell office:value-type="float" office:value="0.00003865" calcext:value-type="float">
            <text:p>3.865E-05</text:p>
          </table:table-cell>
          <table:table-cell office:value-type="float" office:value="0.01431189" calcext:value-type="float">
            <text:p>0.01431189</text:p>
          </table:table-cell>
          <table:table-cell office:value-type="float" office:value="0.00382318" calcext:value-type="float">
            <text:p>0.00382318</text:p>
          </table:table-cell>
          <table:table-cell office:value-type="float" office:value="0.00005739" calcext:value-type="float">
            <text:p>5.739E-05</text:p>
          </table:table-cell>
          <table:table-cell office:value-type="float" office:value="0.97592285" calcext:value-type="float">
            <text:p>0.97592285</text:p>
          </table:table-cell>
          <table:table-cell office:value-type="float" office:value="0.02019658" calcext:value-type="float">
            <text:p>0.020196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140136" calcext:value-type="float">
            <text:p>0.96140136</text:p>
          </table:table-cell>
          <table:table-cell office:value-type="float" office:value="0.00361668" calcext:value-type="float">
            <text:p>0.00361668</text:p>
          </table:table-cell>
          <table:table-cell office:value-type="float" office:value="0.02787658" calcext:value-type="float">
            <text:p>0.02787658</text:p>
          </table:table-cell>
          <table:table-cell office:value-type="float" office:value="0.00710538" calcext:value-type="float">
            <text:p>0.00710538</text:p>
          </table:table-cell>
          <table:table-cell office:value-type="float" office:value="0.00398612" calcext:value-type="float">
            <text:p>0.00398612</text:p>
          </table:table-cell>
          <table:table-cell office:value-type="float" office:value="0.98003339" calcext:value-type="float">
            <text:p>0.98003339</text:p>
          </table:table-cell>
          <table:table-cell office:value-type="float" office:value="0.00004047" calcext:value-type="float">
            <text:p>4.047E-05</text:p>
          </table:table-cell>
          <table:table-cell office:value-type="float" office:value="0.01594001" calcext:value-type="float">
            <text:p>0.01594001</text:p>
          </table:table-cell>
          <table:table-cell office:value-type="float" office:value="0.00350156" calcext:value-type="float">
            <text:p>0.00350156</text:p>
          </table:table-cell>
          <table:table-cell office:value-type="float" office:value="0.00005468" calcext:value-type="float">
            <text:p>5.468E-05</text:p>
          </table:table-cell>
          <table:table-cell office:value-type="float" office:value="0.97497978" calcext:value-type="float">
            <text:p>0.97497978</text:p>
          </table:table-cell>
          <table:table-cell office:value-type="float" office:value="0.02146398" calcext:value-type="float">
            <text:p>0.021463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776474" calcext:value-type="float">
            <text:p>0.95776474</text:p>
          </table:table-cell>
          <table:table-cell office:value-type="float" office:value="0.00375557" calcext:value-type="float">
            <text:p>0.00375557</text:p>
          </table:table-cell>
          <table:table-cell office:value-type="float" office:value="0.03025242" calcext:value-type="float">
            <text:p>0.03025242</text:p>
          </table:table-cell>
          <table:table-cell office:value-type="float" office:value="0.00822727" calcext:value-type="float">
            <text:p>0.00822727</text:p>
          </table:table-cell>
          <table:table-cell office:value-type="float" office:value="0.00381779" calcext:value-type="float">
            <text:p>0.00381779</text:p>
          </table:table-cell>
          <table:table-cell office:value-type="float" office:value="0.97839545" calcext:value-type="float">
            <text:p>0.97839545</text:p>
          </table:table-cell>
          <table:table-cell office:value-type="float" office:value="0.00004222" calcext:value-type="float">
            <text:p>4.222E-05</text:p>
          </table:table-cell>
          <table:table-cell office:value-type="float" office:value="0.01774453" calcext:value-type="float">
            <text:p>0.01774453</text:p>
          </table:table-cell>
          <table:table-cell office:value-type="float" office:value="0.00321068" calcext:value-type="float">
            <text:p>0.00321068</text:p>
          </table:table-cell>
          <table:table-cell office:value-type="float" office:value="0.00005226" calcext:value-type="float">
            <text:p>5.226E-05</text:p>
          </table:table-cell>
          <table:table-cell office:value-type="float" office:value="0.97386212" calcext:value-type="float">
            <text:p>0.97386212</text:p>
          </table:table-cell>
          <table:table-cell office:value-type="float" office:value="0.02287493" calcext:value-type="float">
            <text:p>0.022874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378079" calcext:value-type="float">
            <text:p>0.95378079</text:p>
          </table:table-cell>
          <table:table-cell office:value-type="float" office:value="0.00390601" calcext:value-type="float">
            <text:p>0.00390601</text:p>
          </table:table-cell>
          <table:table-cell office:value-type="float" office:value="0.03277474" calcext:value-type="float">
            <text:p>0.03277474</text:p>
          </table:table-cell>
          <table:table-cell office:value-type="float" office:value="0.00953846" calcext:value-type="float">
            <text:p>0.00953846</text:p>
          </table:table-cell>
          <table:table-cell office:value-type="float" office:value="0.00364864" calcext:value-type="float">
            <text:p>0.00364864</text:p>
          </table:table-cell>
          <table:table-cell office:value-type="float" office:value="0.97656432" calcext:value-type="float">
            <text:p>0.97656432</text:p>
          </table:table-cell>
          <table:table-cell office:value-type="float" office:value="0.0000439" calcext:value-type="float">
            <text:p>4.39E-05</text:p>
          </table:table-cell>
          <table:table-cell office:value-type="float" office:value="0.01974314" calcext:value-type="float">
            <text:p>0.01974314</text:p>
          </table:table-cell>
          <table:table-cell office:value-type="float" office:value="0.0029473" calcext:value-type="float">
            <text:p>0.0029473</text:p>
          </table:table-cell>
          <table:table-cell office:value-type="float" office:value="0.00005011" calcext:value-type="float">
            <text:p>5.011E-05</text:p>
          </table:table-cell>
          <table:table-cell office:value-type="float" office:value="0.9725559" calcext:value-type="float">
            <text:p>0.9725559</text:p>
          </table:table-cell>
          <table:table-cell office:value-type="float" office:value="0.0244467" calcext:value-type="float">
            <text:p>0.02444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4941366" calcext:value-type="float">
            <text:p>0.94941366</text:p>
          </table:table-cell>
          <table:table-cell office:value-type="float" office:value="0.00406877" calcext:value-type="float">
            <text:p>0.00406877</text:p>
          </table:table-cell>
          <table:table-cell office:value-type="float" office:value="0.03544531" calcext:value-type="float">
            <text:p>0.03544531</text:p>
          </table:table-cell>
          <table:table-cell office:value-type="float" office:value="0.01107226" calcext:value-type="float">
            <text:p>0.01107226</text:p>
          </table:table-cell>
          <table:table-cell office:value-type="float" office:value="0.00347935" calcext:value-type="float">
            <text:p>0.00347935</text:p>
          </table:table-cell>
          <table:table-cell office:value-type="float" office:value="0.97452014" calcext:value-type="float">
            <text:p>0.97452014</text:p>
          </table:table-cell>
          <table:table-cell office:value-type="float" office:value="0.00004548" calcext:value-type="float">
            <text:p>4.548E-05</text:p>
          </table:table-cell>
          <table:table-cell office:value-type="float" office:value="0.02195503" calcext:value-type="float">
            <text:p>0.02195503</text:p>
          </table:table-cell>
          <table:table-cell office:value-type="float" office:value="0.00270855" calcext:value-type="float">
            <text:p>0.00270855</text:p>
          </table:table-cell>
          <table:table-cell office:value-type="float" office:value="0.00004819" calcext:value-type="float">
            <text:p>4.819E-05</text:p>
          </table:table-cell>
          <table:table-cell office:value-type="float" office:value="0.97104435" calcext:value-type="float">
            <text:p>0.97104435</text:p>
          </table:table-cell>
          <table:table-cell office:value-type="float" office:value="0.02619892" calcext:value-type="float">
            <text:p>0.026198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462278" calcext:value-type="float">
            <text:p>0.94462278</text:p>
          </table:table-cell>
          <table:table-cell office:value-type="float" office:value="0.00424468" calcext:value-type="float">
            <text:p>0.00424468</text:p>
          </table:table-cell>
          <table:table-cell office:value-type="float" office:value="0.03826461" calcext:value-type="float">
            <text:p>0.03826461</text:p>
          </table:table-cell>
          <table:table-cell office:value-type="float" office:value="0.01286793" calcext:value-type="float">
            <text:p>0.01286793</text:p>
          </table:table-cell>
          <table:table-cell office:value-type="float" office:value="0.00331057" calcext:value-type="float">
            <text:p>0.00331057</text:p>
          </table:table-cell>
          <table:table-cell office:value-type="float" office:value="0.97224145" calcext:value-type="float">
            <text:p>0.97224145</text:p>
          </table:table-cell>
          <table:table-cell office:value-type="float" office:value="0.00004695" calcext:value-type="float">
            <text:p>4.695E-05</text:p>
          </table:table-cell>
          <table:table-cell office:value-type="float" office:value="0.02440103" calcext:value-type="float">
            <text:p>0.02440103</text:p>
          </table:table-cell>
          <table:table-cell office:value-type="float" office:value="0.00249186" calcext:value-type="float">
            <text:p>0.00249186</text:p>
          </table:table-cell>
          <table:table-cell office:value-type="float" office:value="0.00004648" calcext:value-type="float">
            <text:p>4.648E-05</text:p>
          </table:table-cell>
          <table:table-cell office:value-type="float" office:value="0.96930766" calcext:value-type="float">
            <text:p>0.96930766</text:p>
          </table:table-cell>
          <table:table-cell office:value-type="float" office:value="0.02815399" calcext:value-type="float">
            <text:p>0.028153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3936206" calcext:value-type="float">
            <text:p>0.93936206</text:p>
          </table:table-cell>
          <table:table-cell office:value-type="float" office:value="0.0044346" calcext:value-type="float">
            <text:p>0.0044346</text:p>
          </table:table-cell>
          <table:table-cell office:value-type="float" office:value="0.04123162" calcext:value-type="float">
            <text:p>0.04123162</text:p>
          </table:table-cell>
          <table:table-cell office:value-type="float" office:value="0.01497172" calcext:value-type="float">
            <text:p>0.01497172</text:p>
          </table:table-cell>
          <table:table-cell office:value-type="float" office:value="0.00314292" calcext:value-type="float">
            <text:p>0.00314292</text:p>
          </table:table-cell>
          <table:table-cell office:value-type="float" office:value="0.96970517" calcext:value-type="float">
            <text:p>0.96970517</text:p>
          </table:table-cell>
          <table:table-cell office:value-type="float" office:value="0.0000483" calcext:value-type="float">
            <text:p>4.83E-05</text:p>
          </table:table-cell>
          <table:table-cell office:value-type="float" office:value="0.02710361" calcext:value-type="float">
            <text:p>0.02710361</text:p>
          </table:table-cell>
          <table:table-cell office:value-type="float" office:value="0.00229496" calcext:value-type="float">
            <text:p>0.00229496</text:p>
          </table:table-cell>
          <table:table-cell office:value-type="float" office:value="0.00004498" calcext:value-type="float">
            <text:p>4.498E-05</text:p>
          </table:table-cell>
          <table:table-cell office:value-type="float" office:value="0.9673226" calcext:value-type="float">
            <text:p>0.9673226</text:p>
          </table:table-cell>
          <table:table-cell office:value-type="float" office:value="0.03033746" calcext:value-type="float">
            <text:p>0.030337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3357908" calcext:value-type="float">
            <text:p>0.93357908</text:p>
          </table:table-cell>
          <table:table-cell office:value-type="float" office:value="0.00463941" calcext:value-type="float">
            <text:p>0.00463941</text:p>
          </table:table-cell>
          <table:table-cell office:value-type="float" office:value="0.04434352" calcext:value-type="float">
            <text:p>0.04434352</text:p>
          </table:table-cell>
          <table:table-cell office:value-type="float" office:value="0.01743799" calcext:value-type="float">
            <text:p>0.01743799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96688646" calcext:value-type="float">
            <text:p>0.96688646</text:p>
          </table:table-cell>
          <table:table-cell office:value-type="float" office:value="0.00004951" calcext:value-type="float">
            <text:p>4.951E-05</text:p>
          </table:table-cell>
          <table:table-cell office:value-type="float" office:value="0.03008703" calcext:value-type="float">
            <text:p>0.03008703</text:p>
          </table:table-cell>
          <table:table-cell office:value-type="float" office:value="0.00211581" calcext:value-type="float">
            <text:p>0.00211581</text:p>
          </table:table-cell>
          <table:table-cell office:value-type="float" office:value="0.00004365" calcext:value-type="float">
            <text:p>4.365E-05</text:p>
          </table:table-cell>
          <table:table-cell office:value-type="float" office:value="0.96506211" calcext:value-type="float">
            <text:p>0.96506211</text:p>
          </table:table-cell>
          <table:table-cell office:value-type="float" office:value="0.03277843" calcext:value-type="float">
            <text:p>0.0327784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721411" calcext:value-type="float">
            <text:p>0.92721411</text:p>
          </table:table-cell>
          <table:table-cell office:value-type="float" office:value="0.00486002" calcext:value-type="float">
            <text:p>0.00486002</text:p>
          </table:table-cell>
          <table:table-cell office:value-type="float" office:value="0.04759526" calcext:value-type="float">
            <text:p>0.04759526</text:p>
          </table:table-cell>
          <table:table-cell office:value-type="float" office:value="0.02033061" calcext:value-type="float">
            <text:p>0.02033061</text:p>
          </table:table-cell>
          <table:table-cell office:value-type="float" office:value="0.00281336" calcext:value-type="float">
            <text:p>0.00281336</text:p>
          </table:table-cell>
          <table:table-cell office:value-type="float" office:value="0.96375877" calcext:value-type="float">
            <text:p>0.96375877</text:p>
          </table:table-cell>
          <table:table-cell office:value-type="float" office:value="0.00005056" calcext:value-type="float">
            <text:p>5.056E-05</text:p>
          </table:table-cell>
          <table:table-cell office:value-type="float" office:value="0.0333773" calcext:value-type="float">
            <text:p>0.0333773</text:p>
          </table:table-cell>
          <table:table-cell office:value-type="float" office:value="0.00195261" calcext:value-type="float">
            <text:p>0.00195261</text:p>
          </table:table-cell>
          <table:table-cell office:value-type="float" office:value="0.00004249" calcext:value-type="float">
            <text:p>4.249E-05</text:p>
          </table:table-cell>
          <table:table-cell office:value-type="float" office:value="0.96249481" calcext:value-type="float">
            <text:p>0.96249481</text:p>
          </table:table-cell>
          <table:table-cell office:value-type="float" office:value="0.03551009" calcext:value-type="float">
            <text:p>0.035510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2019904" calcext:value-type="float">
            <text:p>0.92019904</text:p>
          </table:table-cell>
          <table:table-cell office:value-type="float" office:value="0.00509731" calcext:value-type="float">
            <text:p>0.00509731</text:p>
          </table:table-cell>
          <table:table-cell office:value-type="float" office:value="0.05097922" calcext:value-type="float">
            <text:p>0.05097922</text:p>
          </table:table-cell>
          <table:table-cell office:value-type="float" office:value="0.02372443" calcext:value-type="float">
            <text:p>0.02372443</text:p>
          </table:table-cell>
          <table:table-cell office:value-type="float" office:value="0.00265253" calcext:value-type="float">
            <text:p>0.00265253</text:p>
          </table:table-cell>
          <table:table-cell office:value-type="float" office:value="0.96029371" calcext:value-type="float">
            <text:p>0.96029371</text:p>
          </table:table-cell>
          <table:table-cell office:value-type="float" office:value="0.00005145" calcext:value-type="float">
            <text:p>5.145E-05</text:p>
          </table:table-cell>
          <table:table-cell office:value-type="float" office:value="0.03700232" calcext:value-type="float">
            <text:p>0.03700232</text:p>
          </table:table-cell>
          <table:table-cell office:value-type="float" office:value="0.00180373" calcext:value-type="float">
            <text:p>0.00180373</text:p>
          </table:table-cell>
          <table:table-cell office:value-type="float" office:value="0.00004148" calcext:value-type="float">
            <text:p>4.148E-05</text:p>
          </table:table-cell>
          <table:table-cell office:value-type="float" office:value="0.95958453" calcext:value-type="float">
            <text:p>0.95958453</text:p>
          </table:table-cell>
          <table:table-cell office:value-type="float" office:value="0.03857026" calcext:value-type="float">
            <text:p>0.038570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1245628" calcext:value-type="float">
            <text:p>0.91245628</text:p>
          </table:table-cell>
          <table:table-cell office:value-type="float" office:value="0.00535216" calcext:value-type="float">
            <text:p>0.00535216</text:p>
          </table:table-cell>
          <table:table-cell office:value-type="float" office:value="0.05448465" calcext:value-type="float">
            <text:p>0.05448465</text:p>
          </table:table-cell>
          <table:table-cell office:value-type="float" office:value="0.02770691" calcext:value-type="float">
            <text:p>0.02770691</text:p>
          </table:table-cell>
          <table:table-cell office:value-type="float" office:value="0.00249497" calcext:value-type="float">
            <text:p>0.00249497</text:p>
          </table:table-cell>
          <table:table-cell office:value-type="float" office:value="0.95646108" calcext:value-type="float">
            <text:p>0.95646108</text:p>
          </table:table-cell>
          <table:table-cell office:value-type="float" office:value="0.00005216" calcext:value-type="float">
            <text:p>5.216E-05</text:p>
          </table:table-cell>
          <table:table-cell office:value-type="float" office:value="0.04099179" calcext:value-type="float">
            <text:p>0.04099179</text:p>
          </table:table-cell>
          <table:table-cell office:value-type="float" office:value="0.00166774" calcext:value-type="float">
            <text:p>0.00166774</text:p>
          </table:table-cell>
          <table:table-cell office:value-type="float" office:value="0.00004061" calcext:value-type="float">
            <text:p>4.061E-05</text:p>
          </table:table-cell>
          <table:table-cell office:value-type="float" office:value="0.95628964" calcext:value-type="float">
            <text:p>0.95628964</text:p>
          </table:table-cell>
          <table:table-cell office:value-type="float" office:value="0.04200202" calcext:value-type="float">
            <text:p>0.042002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0389755" calcext:value-type="float">
            <text:p>0.90389755</text:p>
          </table:table-cell>
          <table:table-cell office:value-type="float" office:value="0.00562534" calcext:value-type="float">
            <text:p>0.00562534</text:p>
          </table:table-cell>
          <table:table-cell office:value-type="float" office:value="0.05809719" calcext:value-type="float">
            <text:p>0.05809719</text:p>
          </table:table-cell>
          <table:table-cell office:value-type="float" office:value="0.03237992" calcext:value-type="float">
            <text:p>0.03237992</text:p>
          </table:table-cell>
          <table:table-cell office:value-type="float" office:value="0.00234114" calcext:value-type="float">
            <text:p>0.00234114</text:p>
          </table:table-cell>
          <table:table-cell office:value-type="float" office:value="0.9522289" calcext:value-type="float">
            <text:p>0.9522289</text:p>
          </table:table-cell>
          <table:table-cell office:value-type="float" office:value="0.00005268" calcext:value-type="float">
            <text:p>5.268E-05</text:p>
          </table:table-cell>
          <table:table-cell office:value-type="float" office:value="0.04537728" calcext:value-type="float">
            <text:p>0.04537728</text:p>
          </table:table-cell>
          <table:table-cell office:value-type="float" office:value="0.00154333" calcext:value-type="float">
            <text:p>0.00154333</text:p>
          </table:table-cell>
          <table:table-cell office:value-type="float" office:value="0.00003987" calcext:value-type="float">
            <text:p>3.987E-05</text:p>
          </table:table-cell>
          <table:table-cell office:value-type="float" office:value="0.95256241" calcext:value-type="float">
            <text:p>0.95256241</text:p>
          </table:table-cell>
          <table:table-cell office:value-type="float" office:value="0.04585439" calcext:value-type="float">
            <text:p>0.045854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9442274" calcext:value-type="float">
            <text:p>0.89442274</text:p>
          </table:table-cell>
          <table:table-cell office:value-type="float" office:value="0.00591754" calcext:value-type="float">
            <text:p>0.00591754</text:p>
          </table:table-cell>
          <table:table-cell office:value-type="float" office:value="0.06179816" calcext:value-type="float">
            <text:p>0.06179816</text:p>
          </table:table-cell>
          <table:table-cell office:value-type="float" office:value="0.03786156" calcext:value-type="float">
            <text:p>0.03786156</text:p>
          </table:table-cell>
          <table:table-cell office:value-type="float" office:value="0.00219142" calcext:value-type="float">
            <text:p>0.00219142</text:p>
          </table:table-cell>
          <table:table-cell office:value-type="float" office:value="0.94756344" calcext:value-type="float">
            <text:p>0.94756344</text:p>
          </table:table-cell>
          <table:table-cell office:value-type="float" office:value="0.00005301" calcext:value-type="float">
            <text:p>5.301E-05</text:p>
          </table:table-cell>
          <table:table-cell office:value-type="float" office:value="0.05019214" calcext:value-type="float">
            <text:p>0.05019214</text:p>
          </table:table-cell>
          <table:table-cell office:value-type="float" office:value="0.00142934" calcext:value-type="float">
            <text:p>0.00142934</text:p>
          </table:table-cell>
          <table:table-cell office:value-type="float" office:value="0.00003926" calcext:value-type="float">
            <text:p>3.926E-05</text:p>
          </table:table-cell>
          <table:table-cell office:value-type="float" office:value="0.94834828" calcext:value-type="float">
            <text:p>0.94834828</text:p>
          </table:table-cell>
          <table:table-cell office:value-type="float" office:value="0.05018312" calcext:value-type="float">
            <text:p>0.050183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8391888" calcext:value-type="float">
            <text:p>0.88391888</text:p>
          </table:table-cell>
          <table:table-cell office:value-type="float" office:value="0.00622925" calcext:value-type="float">
            <text:p>0.00622925</text:p>
          </table:table-cell>
          <table:table-cell office:value-type="float" office:value="0.06556392" calcext:value-type="float">
            <text:p>0.06556392</text:p>
          </table:table-cell>
          <table:table-cell office:value-type="float" office:value="0.04428796" calcext:value-type="float">
            <text:p>0.04428796</text:p>
          </table:table-cell>
          <table:table-cell office:value-type="float" office:value="0.00204617" calcext:value-type="float">
            <text:p>0.00204617</text:p>
          </table:table-cell>
          <table:table-cell office:value-type="float" office:value="0.94242928" calcext:value-type="float">
            <text:p>0.94242928</text:p>
          </table:table-cell>
          <table:table-cell office:value-type="float" office:value="0.00005314" calcext:value-type="float">
            <text:p>5.314E-05</text:p>
          </table:table-cell>
          <table:table-cell office:value-type="float" office:value="0.05547142" calcext:value-type="float">
            <text:p>0.05547142</text:p>
          </table:table-cell>
          <table:table-cell office:value-type="float" office:value="0.00132474" calcext:value-type="float">
            <text:p>0.00132474</text:p>
          </table:table-cell>
          <table:table-cell office:value-type="float" office:value="0.00003876" calcext:value-type="float">
            <text:p>3.876E-05</text:p>
          </table:table-cell>
          <table:table-cell office:value-type="float" office:value="0.94358508" calcext:value-type="float">
            <text:p>0.94358508</text:p>
          </table:table-cell>
          <table:table-cell office:value-type="float" office:value="0.05505143" calcext:value-type="float">
            <text:p>0.055051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722593" calcext:value-type="float">
            <text:p>0.8722593</text:p>
          </table:table-cell>
          <table:table-cell office:value-type="float" office:value="0.00656068" calcext:value-type="float">
            <text:p>0.00656068</text:p>
          </table:table-cell>
          <table:table-cell office:value-type="float" office:value="0.0693651" calcext:value-type="float">
            <text:p>0.0693651</text:p>
          </table:table-cell>
          <table:table-cell office:value-type="float" office:value="0.05181493" calcext:value-type="float">
            <text:p>0.05181493</text:p>
          </table:table-cell>
          <table:table-cell office:value-type="float" office:value="0.0019057" calcext:value-type="float">
            <text:p>0.0019057</text:p>
          </table:table-cell>
          <table:table-cell office:value-type="float" office:value="0.9367895" calcext:value-type="float">
            <text:p>0.9367895</text:p>
          </table:table-cell>
          <table:table-cell office:value-type="float" office:value="0.00005306" calcext:value-type="float">
            <text:p>5.306E-05</text:p>
          </table:table-cell>
          <table:table-cell office:value-type="float" office:value="0.06125174" calcext:value-type="float">
            <text:p>0.06125174</text:p>
          </table:table-cell>
          <table:table-cell office:value-type="float" office:value="0.00122857" calcext:value-type="float">
            <text:p>0.00122857</text:p>
          </table:table-cell>
          <table:table-cell office:value-type="float" office:value="0.00003836" calcext:value-type="float">
            <text:p>3.836E-05</text:p>
          </table:table-cell>
          <table:table-cell office:value-type="float" office:value="0.93820217" calcext:value-type="float">
            <text:p>0.93820217</text:p>
          </table:table-cell>
          <table:table-cell office:value-type="float" office:value="0.0605309" calcext:value-type="float">
            <text:p>0.06053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5930334" calcext:value-type="float">
            <text:p>0.85930334</text:p>
          </table:table-cell>
          <table:table-cell office:value-type="float" office:value="0.00691171" calcext:value-type="float">
            <text:p>0.00691171</text:p>
          </table:table-cell>
          <table:table-cell office:value-type="float" office:value="0.07316574" calcext:value-type="float">
            <text:p>0.07316574</text:p>
          </table:table-cell>
          <table:table-cell office:value-type="float" office:value="0.06061921" calcext:value-type="float">
            <text:p>0.06061921</text:p>
          </table:table-cell>
          <table:table-cell office:value-type="float" office:value="0.00177028" calcext:value-type="float">
            <text:p>0.00177028</text:p>
          </table:table-cell>
          <table:table-cell office:value-type="float" office:value="0.93060586" calcext:value-type="float">
            <text:p>0.93060586</text:p>
          </table:table-cell>
          <table:table-cell office:value-type="float" office:value="0.00005277" calcext:value-type="float">
            <text:p>5.277E-05</text:p>
          </table:table-cell>
          <table:table-cell office:value-type="float" office:value="0.06757109" calcext:value-type="float">
            <text:p>0.06757109</text:p>
          </table:table-cell>
          <table:table-cell office:value-type="float" office:value="0.00114002" calcext:value-type="float">
            <text:p>0.00114002</text:p>
          </table:table-cell>
          <table:table-cell office:value-type="float" office:value="0.00003807" calcext:value-type="float">
            <text:p>3.807E-05</text:p>
          </table:table-cell>
          <table:table-cell office:value-type="float" office:value="0.9321196" calcext:value-type="float">
            <text:p>0.9321196</text:p>
          </table:table-cell>
          <table:table-cell office:value-type="float" office:value="0.06670232" calcext:value-type="float">
            <text:p>0.066702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4489666" calcext:value-type="float">
            <text:p>0.84489666</text:p>
          </table:table-cell>
          <table:table-cell office:value-type="float" office:value="0.00728172" calcext:value-type="float">
            <text:p>0.00728172</text:p>
          </table:table-cell>
          <table:table-cell office:value-type="float" office:value="0.07692257" calcext:value-type="float">
            <text:p>0.07692257</text:p>
          </table:table-cell>
          <table:table-cell office:value-type="float" office:value="0.07089905" calcext:value-type="float">
            <text:p>0.07089905</text:p>
          </table:table-cell>
          <table:table-cell office:value-type="float" office:value="0.00164014" calcext:value-type="float">
            <text:p>0.00164014</text:p>
          </table:table-cell>
          <table:table-cell office:value-type="float" office:value="0.92383902" calcext:value-type="float">
            <text:p>0.92383902</text:p>
          </table:table-cell>
          <table:table-cell office:value-type="float" office:value="0.00005228" calcext:value-type="float">
            <text:p>5.228E-05</text:p>
          </table:table-cell>
          <table:table-cell office:value-type="float" office:value="0.07446856" calcext:value-type="float">
            <text:p>0.07446856</text:p>
          </table:table-cell>
          <table:table-cell office:value-type="float" office:value="0.0010583" calcext:value-type="float">
            <text:p>0.0010583</text:p>
          </table:table-cell>
          <table:table-cell office:value-type="float" office:value="0.00003786" calcext:value-type="float">
            <text:p>3.786E-05</text:p>
          </table:table-cell>
          <table:table-cell office:value-type="float" office:value="0.92524732" calcext:value-type="float">
            <text:p>0.92524732</text:p>
          </table:table-cell>
          <table:table-cell office:value-type="float" office:value="0.07365652" calcext:value-type="float">
            <text:p>0.0736565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2887272" calcext:value-type="float">
            <text:p>0.82887272</text:p>
          </table:table-cell>
          <table:table-cell office:value-type="float" office:value="0.00766947" calcext:value-type="float">
            <text:p>0.00766947</text:p>
          </table:table-cell>
          <table:table-cell office:value-type="float" office:value="0.08058422" calcext:value-type="float">
            <text:p>0.08058422</text:p>
          </table:table-cell>
          <table:table-cell office:value-type="float" office:value="0.08287359" calcext:value-type="float">
            <text:p>0.08287359</text:p>
          </table:table-cell>
          <table:table-cell office:value-type="float" office:value="0.00151546" calcext:value-type="float">
            <text:p>0.00151546</text:p>
          </table:table-cell>
          <table:table-cell office:value-type="float" office:value="0.91644893" calcext:value-type="float">
            <text:p>0.91644893</text:p>
          </table:table-cell>
          <table:table-cell office:value-type="float" office:value="0.00005159" calcext:value-type="float">
            <text:p>5.159E-05</text:p>
          </table:table-cell>
          <table:table-cell office:value-type="float" office:value="0.08198402" calcext:value-type="float">
            <text:p>0.08198402</text:p>
          </table:table-cell>
          <table:table-cell office:value-type="float" office:value="0.00098274" calcext:value-type="float">
            <text:p>0.00098274</text:p>
          </table:table-cell>
          <table:table-cell office:value-type="float" office:value="0.00003775" calcext:value-type="float">
            <text:p>3.775E-05</text:p>
          </table:table-cell>
          <table:table-cell office:value-type="float" office:value="0.9174844" calcext:value-type="float">
            <text:p>0.9174844</text:p>
          </table:table-cell>
          <table:table-cell office:value-type="float" office:value="0.08149512" calcext:value-type="float">
            <text:p>0.081495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1105566" calcext:value-type="float">
            <text:p>0.81105566</text:p>
          </table:table-cell>
          <table:table-cell office:value-type="float" office:value="0.00807293" calcext:value-type="float">
            <text:p>0.00807293</text:p>
          </table:table-cell>
          <table:table-cell office:value-type="float" office:value="0.08409068" calcext:value-type="float">
            <text:p>0.08409068</text:p>
          </table:table-cell>
          <table:table-cell office:value-type="float" office:value="0.09678074" calcext:value-type="float">
            <text:p>0.09678074</text:p>
          </table:table-cell>
          <table:table-cell office:value-type="float" office:value="0.0013964" calcext:value-type="float">
            <text:p>0.0013964</text:p>
          </table:table-cell>
          <table:table-cell office:value-type="float" office:value="0.9083952" calcext:value-type="float">
            <text:p>0.9083952</text:p>
          </table:table-cell>
          <table:table-cell office:value-type="float" office:value="0.00005069" calcext:value-type="float">
            <text:p>5.069E-05</text:p>
          </table:table-cell>
          <table:table-cell office:value-type="float" office:value="0.09015771" calcext:value-type="float">
            <text:p>0.09015771</text:p>
          </table:table-cell>
          <table:table-cell office:value-type="float" office:value="0.00091271" calcext:value-type="float">
            <text:p>0.00091271</text:p>
          </table:table-cell>
          <table:table-cell office:value-type="float" office:value="0.00003771" calcext:value-type="float">
            <text:p>3.771E-05</text:p>
          </table:table-cell>
          <table:table-cell office:value-type="float" office:value="0.90871849" calcext:value-type="float">
            <text:p>0.90871849</text:p>
          </table:table-cell>
          <table:table-cell office:value-type="float" office:value="0.09033109" calcext:value-type="float">
            <text:p>0.0903310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9126523" calcext:value-type="float">
            <text:p>0.79126523</text:p>
          </table:table-cell>
          <table:table-cell office:value-type="float" office:value="0.00848909" calcext:value-type="float">
            <text:p>0.00848909</text:p>
          </table:table-cell>
          <table:table-cell office:value-type="float" office:value="0.08737301" calcext:value-type="float">
            <text:p>0.08737301</text:p>
          </table:table-cell>
          <table:table-cell office:value-type="float" office:value="0.11287267" calcext:value-type="float">
            <text:p>0.11287267</text:p>
          </table:table-cell>
          <table:table-cell office:value-type="float" office:value="0.00128305" calcext:value-type="float">
            <text:p>0.00128305</text:p>
          </table:table-cell>
          <table:table-cell office:value-type="float" office:value="0.89963762" calcext:value-type="float">
            <text:p>0.89963762</text:p>
          </table:table-cell>
          <table:table-cell office:value-type="float" office:value="0.0000496" calcext:value-type="float">
            <text:p>4.96E-05</text:p>
          </table:table-cell>
          <table:table-cell office:value-type="float" office:value="0.09902972" calcext:value-type="float">
            <text:p>0.09902972</text:p>
          </table:table-cell>
          <table:table-cell office:value-type="float" office:value="0.00084766" calcext:value-type="float">
            <text:p>0.00084766</text:p>
          </table:table-cell>
          <table:table-cell office:value-type="float" office:value="0.00003775" calcext:value-type="float">
            <text:p>3.775E-05</text:p>
          </table:table-cell>
          <table:table-cell office:value-type="float" office:value="0.8988255" calcext:value-type="float">
            <text:p>0.8988255</text:p>
          </table:table-cell>
          <table:table-cell office:value-type="float" office:value="0.10028909" calcext:value-type="float">
            <text:p>0.1002890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6932418" calcext:value-type="float">
            <text:p>0.76932418</text:p>
          </table:table-cell>
          <table:table-cell office:value-type="float" office:value="0.0089138" calcext:value-type="float">
            <text:p>0.0089138</text:p>
          </table:table-cell>
          <table:table-cell office:value-type="float" office:value="0.09035364" calcext:value-type="float">
            <text:p>0.09035364</text:p>
          </table:table-cell>
          <table:table-cell office:value-type="float" office:value="0.13140838" calcext:value-type="float">
            <text:p>0.13140838</text:p>
          </table:table-cell>
          <table:table-cell office:value-type="float" office:value="0.00117549" calcext:value-type="float">
            <text:p>0.00117549</text:p>
          </table:table-cell>
          <table:table-cell office:value-type="float" office:value="0.89013677" calcext:value-type="float">
            <text:p>0.89013677</text:p>
          </table:table-cell>
          <table:table-cell office:value-type="float" office:value="0.00004834" calcext:value-type="float">
            <text:p>4.834E-05</text:p>
          </table:table-cell>
          <table:table-cell office:value-type="float" office:value="0.10863941" calcext:value-type="float">
            <text:p>0.10863941</text:p>
          </table:table-cell>
          <table:table-cell office:value-type="float" office:value="0.00078707" calcext:value-type="float">
            <text:p>0.00078707</text:p>
          </table:table-cell>
          <table:table-cell office:value-type="float" office:value="0.00003786" calcext:value-type="float">
            <text:p>3.786E-05</text:p>
          </table:table-cell>
          <table:table-cell office:value-type="float" office:value="0.88766975" calcext:value-type="float">
            <text:p>0.88766975</text:p>
          </table:table-cell>
          <table:table-cell office:value-type="float" office:value="0.11150532" calcext:value-type="float">
            <text:p>0.111505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4506867" calcext:value-type="float">
            <text:p>0.74506867</text:p>
          </table:table-cell>
          <table:table-cell office:value-type="float" office:value="0.00934156" calcext:value-type="float">
            <text:p>0.00934156</text:p>
          </table:table-cell>
          <table:table-cell office:value-type="float" office:value="0.09294728" calcext:value-type="float">
            <text:p>0.09294728</text:p>
          </table:table-cell>
          <table:table-cell office:value-type="float" office:value="0.15264248" calcext:value-type="float">
            <text:p>0.15264248</text:p>
          </table:table-cell>
          <table:table-cell office:value-type="float" office:value="0.00107375" calcext:value-type="float">
            <text:p>0.00107375</text:p>
          </table:table-cell>
          <table:table-cell office:value-type="float" office:value="0.87985465" calcext:value-type="float">
            <text:p>0.87985465</text:p>
          </table:table-cell>
          <table:table-cell office:value-type="float" office:value="0.0000469" calcext:value-type="float">
            <text:p>4.69E-05</text:p>
          </table:table-cell>
          <table:table-cell office:value-type="float" office:value="0.1190247" calcext:value-type="float">
            <text:p>0.1190247</text:p>
          </table:table-cell>
          <table:table-cell office:value-type="float" office:value="0.0007305" calcext:value-type="float">
            <text:p>0.0007305</text:p>
          </table:table-cell>
          <table:table-cell office:value-type="float" office:value="0.00003802" calcext:value-type="float">
            <text:p>3.802E-05</text:p>
          </table:table-cell>
          <table:table-cell office:value-type="float" office:value="0.87510469" calcext:value-type="float">
            <text:p>0.87510469</text:p>
          </table:table-cell>
          <table:table-cell office:value-type="float" office:value="0.12412679" calcext:value-type="float">
            <text:p>0.124126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1836191" calcext:value-type="float">
            <text:p>0.71836191</text:p>
          </table:table-cell>
          <table:table-cell office:value-type="float" office:value="0.00976545" calcext:value-type="float">
            <text:p>0.00976545</text:p>
          </table:table-cell>
          <table:table-cell office:value-type="float" office:value="0.09506285" calcext:value-type="float">
            <text:p>0.09506285</text:p>
          </table:table-cell>
          <table:table-cell office:value-type="float" office:value="0.1768098" calcext:value-type="float">
            <text:p>0.1768098</text:p>
          </table:table-cell>
          <table:table-cell office:value-type="float" office:value="0.00097783" calcext:value-type="float">
            <text:p>0.00097783</text:p>
          </table:table-cell>
          <table:table-cell office:value-type="float" office:value="0.86875555" calcext:value-type="float">
            <text:p>0.86875555</text:p>
          </table:table-cell>
          <table:table-cell office:value-type="float" office:value="0.00004531" calcext:value-type="float">
            <text:p>4.531E-05</text:p>
          </table:table-cell>
          <table:table-cell office:value-type="float" office:value="0.13022131" calcext:value-type="float">
            <text:p>0.13022131</text:p>
          </table:table-cell>
          <table:table-cell office:value-type="float" office:value="0.00067752" calcext:value-type="float">
            <text:p>0.00067752</text:p>
          </table:table-cell>
          <table:table-cell office:value-type="float" office:value="0.00003824" calcext:value-type="float">
            <text:p>3.824E-05</text:p>
          </table:table-cell>
          <table:table-cell office:value-type="float" office:value="0.86097455" calcext:value-type="float">
            <text:p>0.86097455</text:p>
          </table:table-cell>
          <table:table-cell office:value-type="float" office:value="0.13830969" calcext:value-type="float">
            <text:p>0.138309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8911095" calcext:value-type="float">
            <text:p>0.68911095</text:p>
          </table:table-cell>
          <table:table-cell office:value-type="float" office:value="0.01017699" calcext:value-type="float">
            <text:p>0.01017699</text:p>
          </table:table-cell>
          <table:table-cell office:value-type="float" office:value="0.09660661" calcext:value-type="float">
            <text:p>0.09660661</text:p>
          </table:table-cell>
          <table:table-cell office:value-type="float" office:value="0.20410544" calcext:value-type="float">
            <text:p>0.20410544</text:p>
          </table:table-cell>
          <table:table-cell office:value-type="float" office:value="0.0008877" calcext:value-type="float">
            <text:p>0.0008877</text:p>
          </table:table-cell>
          <table:table-cell office:value-type="float" office:value="0.85680686" calcext:value-type="float">
            <text:p>0.85680686</text:p>
          </table:table-cell>
          <table:table-cell office:value-type="float" office:value="0.00004357" calcext:value-type="float">
            <text:p>4.357E-05</text:p>
          </table:table-cell>
          <table:table-cell office:value-type="float" office:value="0.14226187" calcext:value-type="float">
            <text:p>0.14226187</text:p>
          </table:table-cell>
          <table:table-cell office:value-type="float" office:value="0.00062777" calcext:value-type="float">
            <text:p>0.00062777</text:p>
          </table:table-cell>
          <table:table-cell office:value-type="float" office:value="0.00003849" calcext:value-type="float">
            <text:p>3.849E-05</text:p>
          </table:table-cell>
          <table:table-cell office:value-type="float" office:value="0.84511705" calcext:value-type="float">
            <text:p>0.84511705</text:p>
          </table:table-cell>
          <table:table-cell office:value-type="float" office:value="0.15421669" calcext:value-type="float">
            <text:p>0.154216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728611" calcext:value-type="float">
            <text:p>0.65728611</text:p>
          </table:table-cell>
          <table:table-cell office:value-type="float" office:value="0.01056627" calcext:value-type="float">
            <text:p>0.01056627</text:p>
          </table:table-cell>
          <table:table-cell office:value-type="float" office:value="0.0974867" calcext:value-type="float">
            <text:p>0.0974867</text:p>
          </table:table-cell>
          <table:table-cell office:value-type="float" office:value="0.23466092" calcext:value-type="float">
            <text:p>0.23466092</text:p>
          </table:table-cell>
          <table:table-cell office:value-type="float" office:value="0.0008033" calcext:value-type="float">
            <text:p>0.0008033</text:p>
          </table:table-cell>
          <table:table-cell office:value-type="float" office:value="0.84398002" calcext:value-type="float">
            <text:p>0.84398002</text:p>
          </table:table-cell>
          <table:table-cell office:value-type="float" office:value="0.00004171" calcext:value-type="float">
            <text:p>4.171E-05</text:p>
          </table:table-cell>
          <table:table-cell office:value-type="float" office:value="0.15517496" calcext:value-type="float">
            <text:p>0.15517496</text:p>
          </table:table-cell>
          <table:table-cell office:value-type="float" office:value="0.00058091" calcext:value-type="float">
            <text:p>0.00058091</text:p>
          </table:table-cell>
          <table:table-cell office:value-type="float" office:value="0.00003877" calcext:value-type="float">
            <text:p>3.877E-05</text:p>
          </table:table-cell>
          <table:table-cell office:value-type="float" office:value="0.82736755" calcext:value-type="float">
            <text:p>0.82736755</text:p>
          </table:table-cell>
          <table:table-cell office:value-type="float" office:value="0.17201277" calcext:value-type="float">
            <text:p>0.172012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2294127" calcext:value-type="float">
            <text:p>0.62294127</text:p>
          </table:table-cell>
          <table:table-cell office:value-type="float" office:value="0.01092212" calcext:value-type="float">
            <text:p>0.01092212</text:p>
          </table:table-cell>
          <table:table-cell office:value-type="float" office:value="0.09761898" calcext:value-type="float">
            <text:p>0.09761898</text:p>
          </table:table-cell>
          <table:table-cell office:value-type="float" office:value="0.26851763" calcext:value-type="float">
            <text:p>0.26851763</text:p>
          </table:table-cell>
          <table:table-cell office:value-type="float" office:value="0.00072454" calcext:value-type="float">
            <text:p>0.00072454</text:p>
          </table:table-cell>
          <table:table-cell office:value-type="float" office:value="0.83025159" calcext:value-type="float">
            <text:p>0.83025159</text:p>
          </table:table-cell>
          <table:table-cell office:value-type="float" office:value="0.00003975" calcext:value-type="float">
            <text:p>3.975E-05</text:p>
          </table:table-cell>
          <table:table-cell office:value-type="float" office:value="0.16898411" calcext:value-type="float">
            <text:p>0.16898411</text:p>
          </table:table-cell>
          <table:table-cell office:value-type="float" office:value="0.00053665" calcext:value-type="float">
            <text:p>0.00053665</text:p>
          </table:table-cell>
          <table:table-cell office:value-type="float" office:value="0.00003906" calcext:value-type="float">
            <text:p>3.906E-05</text:p>
          </table:table-cell>
          <table:table-cell office:value-type="float" office:value="0.807565" calcext:value-type="float">
            <text:p>0.807565</text:p>
          </table:table-cell>
          <table:table-cell office:value-type="float" office:value="0.19185929" calcext:value-type="float">
            <text:p>0.191859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86233" calcext:value-type="float">
            <text:p>0.586233</text:p>
          </table:table-cell>
          <table:table-cell office:value-type="float" office:value="0.01123255" calcext:value-type="float">
            <text:p>0.01123255</text:p>
          </table:table-cell>
          <table:table-cell office:value-type="float" office:value="0.09693412" calcext:value-type="float">
            <text:p>0.09693412</text:p>
          </table:table-cell>
          <table:table-cell office:value-type="float" office:value="0.30560033" calcext:value-type="float">
            <text:p>0.30560033</text:p>
          </table:table-cell>
          <table:table-cell office:value-type="float" office:value="0.00065131" calcext:value-type="float">
            <text:p>0.00065131</text:p>
          </table:table-cell>
          <table:table-cell office:value-type="float" office:value="0.81560423" calcext:value-type="float">
            <text:p>0.81560423</text:p>
          </table:table-cell>
          <table:table-cell office:value-type="float" office:value="0.00003771" calcext:value-type="float">
            <text:p>3.771E-05</text:p>
          </table:table-cell>
          <table:table-cell office:value-type="float" office:value="0.18370676" calcext:value-type="float">
            <text:p>0.18370676</text:p>
          </table:table-cell>
          <table:table-cell office:value-type="float" office:value="0.00049474" calcext:value-type="float">
            <text:p>0.00049474</text:p>
          </table:table-cell>
          <table:table-cell office:value-type="float" office:value="0.00003935" calcext:value-type="float">
            <text:p>3.935E-05</text:p>
          </table:table-cell>
          <table:table-cell office:value-type="float" office:value="0.78555981" calcext:value-type="float">
            <text:p>0.78555981</text:p>
          </table:table-cell>
          <table:table-cell office:value-type="float" office:value="0.2139061" calcext:value-type="float">
            <text:p>0.21390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4743494" calcext:value-type="float">
            <text:p>0.54743494</text:p>
          </table:table-cell>
          <table:table-cell office:value-type="float" office:value="0.01148536" calcext:value-type="float">
            <text:p>0.01148536</text:p>
          </table:table-cell>
          <table:table-cell office:value-type="float" office:value="0.09538525" calcext:value-type="float">
            <text:p>0.09538525</text:p>
          </table:table-cell>
          <table:table-cell office:value-type="float" office:value="0.34569445" calcext:value-type="float">
            <text:p>0.34569445</text:p>
          </table:table-cell>
          <table:table-cell office:value-type="float" office:value="0.00058346" calcext:value-type="float">
            <text:p>0.00058346</text:p>
          </table:table-cell>
          <table:table-cell office:value-type="float" office:value="0.80002782" calcext:value-type="float">
            <text:p>0.80002782</text:p>
          </table:table-cell>
          <table:table-cell office:value-type="float" office:value="0.00003559" calcext:value-type="float">
            <text:p>3.559E-05</text:p>
          </table:table-cell>
          <table:table-cell office:value-type="float" office:value="0.19935313" calcext:value-type="float">
            <text:p>0.19935313</text:p>
          </table:table-cell>
          <table:table-cell office:value-type="float" office:value="0.00045495" calcext:value-type="float">
            <text:p>0.00045495</text:p>
          </table:table-cell>
          <table:table-cell office:value-type="float" office:value="0.00003963" calcext:value-type="float">
            <text:p>3.963E-05</text:p>
          </table:table-cell>
          <table:table-cell office:value-type="float" office:value="0.7612239" calcext:value-type="float">
            <text:p>0.7612239</text:p>
          </table:table-cell>
          <table:table-cell office:value-type="float" office:value="0.23828153" calcext:value-type="float">
            <text:p>0.238281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0694401" calcext:value-type="float">
            <text:p>0.50694401</text:p>
          </table:table-cell>
          <table:table-cell office:value-type="float" office:value="0.01166896" calcext:value-type="float">
            <text:p>0.01166896</text:p>
          </table:table-cell>
          <table:table-cell office:value-type="float" office:value="0.09295528" calcext:value-type="float">
            <text:p>0.09295528</text:p>
          </table:table-cell>
          <table:table-cell office:value-type="float" office:value="0.38843175" calcext:value-type="float">
            <text:p>0.38843175</text:p>
          </table:table-cell>
          <table:table-cell office:value-type="float" office:value="0.00052083" calcext:value-type="float">
            <text:p>0.00052083</text:p>
          </table:table-cell>
          <table:table-cell office:value-type="float" office:value="0.7835205" calcext:value-type="float">
            <text:p>0.7835205</text:p>
          </table:table-cell>
          <table:table-cell office:value-type="float" office:value="0.00003344" calcext:value-type="float">
            <text:p>3.344E-05</text:p>
          </table:table-cell>
          <table:table-cell office:value-type="float" office:value="0.21592524" calcext:value-type="float">
            <text:p>0.21592524</text:p>
          </table:table-cell>
          <table:table-cell office:value-type="float" office:value="0.00041712" calcext:value-type="float">
            <text:p>0.00041712</text:p>
          </table:table-cell>
          <table:table-cell office:value-type="float" office:value="0.00003986" calcext:value-type="float">
            <text:p>3.986E-05</text:p>
          </table:table-cell>
          <table:table-cell office:value-type="float" office:value="0.73446284" calcext:value-type="float">
            <text:p>0.73446284</text:p>
          </table:table-cell>
          <table:table-cell office:value-type="float" office:value="0.26508019" calcext:value-type="float">
            <text:p>0.265080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6527494" calcext:value-type="float">
            <text:p>0.46527494</text:p>
          </table:table-cell>
          <table:table-cell office:value-type="float" office:value="0.01177327" calcext:value-type="float">
            <text:p>0.01177327</text:p>
          </table:table-cell>
          <table:table-cell office:value-type="float" office:value="0.08966276" calcext:value-type="float">
            <text:p>0.08966276</text:p>
          </table:table-cell>
          <table:table-cell office:value-type="float" office:value="0.43328903" calcext:value-type="float">
            <text:p>0.43328903</text:p>
          </table:table-cell>
          <table:table-cell office:value-type="float" office:value="0.00046324" calcext:value-type="float">
            <text:p>0.00046324</text:p>
          </table:table-cell>
          <table:table-cell office:value-type="float" office:value="0.76608957" calcext:value-type="float">
            <text:p>0.76608957</text:p>
          </table:table-cell>
          <table:table-cell office:value-type="float" office:value="0.00003126" calcext:value-type="float">
            <text:p>3.126E-05</text:p>
          </table:table-cell>
          <table:table-cell office:value-type="float" office:value="0.23341593" calcext:value-type="float">
            <text:p>0.23341593</text:p>
          </table:table-cell>
          <table:table-cell office:value-type="float" office:value="0.00038109" calcext:value-type="float">
            <text:p>0.00038109</text:p>
          </table:table-cell>
          <table:table-cell office:value-type="float" office:value="0.00004003" calcext:value-type="float">
            <text:p>4.003E-05</text:p>
          </table:table-cell>
          <table:table-cell office:value-type="float" office:value="0.70522963" calcext:value-type="float">
            <text:p>0.70522963</text:p>
          </table:table-cell>
          <table:table-cell office:value-type="float" office:value="0.29434925" calcext:value-type="float">
            <text:p>0.294349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304091" calcext:value-type="float">
            <text:p>0.42304091</text:p>
          </table:table-cell>
          <table:table-cell office:value-type="float" office:value="0.01179074" calcext:value-type="float">
            <text:p>0.01179074</text:p>
          </table:table-cell>
          <table:table-cell office:value-type="float" office:value="0.08556501" calcext:value-type="float">
            <text:p>0.08556501</text:p>
          </table:table-cell>
          <table:table-cell office:value-type="float" office:value="0.47960334" calcext:value-type="float">
            <text:p>0.47960334</text:p>
          </table:table-cell>
          <table:table-cell office:value-type="float" office:value="0.0004105" calcext:value-type="float">
            <text:p>0.0004105</text:p>
          </table:table-cell>
          <table:table-cell office:value-type="float" office:value="0.74775245" calcext:value-type="float">
            <text:p>0.74775245</text:p>
          </table:table-cell>
          <table:table-cell office:value-type="float" office:value="0.00002907" calcext:value-type="float">
            <text:p>2.907E-05</text:p>
          </table:table-cell>
          <table:table-cell office:value-type="float" office:value="0.25180798" calcext:value-type="float">
            <text:p>0.25180798</text:p>
          </table:table-cell>
          <table:table-cell office:value-type="float" office:value="0.00034678" calcext:value-type="float">
            <text:p>0.00034678</text:p>
          </table:table-cell>
          <table:table-cell office:value-type="float" office:value="0.00004012" calcext:value-type="float">
            <text:p>4.012E-05</text:p>
          </table:table-cell>
          <table:table-cell office:value-type="float" office:value="0.6735394" calcext:value-type="float">
            <text:p>0.6735394</text:p>
          </table:table-cell>
          <table:table-cell office:value-type="float" office:value="0.3260737" calcext:value-type="float">
            <text:p>0.32607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092072" calcext:value-type="float">
            <text:p>0.38092072</text:p>
          </table:table-cell>
          <table:table-cell office:value-type="float" office:value="0.01171709" calcext:value-type="float">
            <text:p>0.01171709</text:p>
          </table:table-cell>
          <table:table-cell office:value-type="float" office:value="0.0807575" calcext:value-type="float">
            <text:p>0.0807575</text:p>
          </table:table-cell>
          <table:table-cell office:value-type="float" office:value="0.52660468" calcext:value-type="float">
            <text:p>0.52660468</text:p>
          </table:table-cell>
          <table:table-cell office:value-type="float" office:value="0.00036239" calcext:value-type="float">
            <text:p>0.00036239</text:p>
          </table:table-cell>
          <table:table-cell office:value-type="float" office:value="0.7285373" calcext:value-type="float">
            <text:p>0.7285373</text:p>
          </table:table-cell>
          <table:table-cell office:value-type="float" office:value="0.0000269" calcext:value-type="float">
            <text:p>2.69E-05</text:p>
          </table:table-cell>
          <table:table-cell office:value-type="float" office:value="0.27107341" calcext:value-type="float">
            <text:p>0.27107341</text:p>
          </table:table-cell>
          <table:table-cell office:value-type="float" office:value="0.00031411" calcext:value-type="float">
            <text:p>0.00031411</text:p>
          </table:table-cell>
          <table:table-cell office:value-type="float" office:value="0.00004011" calcext:value-type="float">
            <text:p>4.011E-05</text:p>
          </table:table-cell>
          <table:table-cell office:value-type="float" office:value="0.63948364" calcext:value-type="float">
            <text:p>0.63948364</text:p>
          </table:table-cell>
          <table:table-cell office:value-type="float" office:value="0.36016214" calcext:value-type="float">
            <text:p>0.360162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961521" calcext:value-type="float">
            <text:p>0.33961521</text:p>
          </table:table-cell>
          <table:table-cell office:value-type="float" office:value="0.01155194" calcext:value-type="float">
            <text:p>0.01155194</text:p>
          </table:table-cell>
          <table:table-cell office:value-type="float" office:value="0.07536903" calcext:value-type="float">
            <text:p>0.07536903</text:p>
          </table:table-cell>
          <table:table-cell office:value-type="float" office:value="0.57346382" calcext:value-type="float">
            <text:p>0.57346382</text:p>
          </table:table-cell>
          <table:table-cell office:value-type="float" office:value="0.0003187" calcext:value-type="float">
            <text:p>0.0003187</text:p>
          </table:table-cell>
          <table:table-cell office:value-type="float" office:value="0.7084835" calcext:value-type="float">
            <text:p>0.7084835</text:p>
          </table:table-cell>
          <table:table-cell office:value-type="float" office:value="0.00002476" calcext:value-type="float">
            <text:p>2.476E-05</text:p>
          </table:table-cell>
          <table:table-cell office:value-type="float" office:value="0.29117304" calcext:value-type="float">
            <text:p>0.29117304</text:p>
          </table:table-cell>
          <table:table-cell office:value-type="float" office:value="0.00028307" calcext:value-type="float">
            <text:p>0.00028307</text:p>
          </table:table-cell>
          <table:table-cell office:value-type="float" office:value="0.00003997" calcext:value-type="float">
            <text:p>3.997E-05</text:p>
          </table:table-cell>
          <table:table-cell office:value-type="float" office:value="0.60324226" calcext:value-type="float">
            <text:p>0.60324226</text:p>
          </table:table-cell>
          <table:table-cell office:value-type="float" office:value="0.3964347" calcext:value-type="float">
            <text:p>0.39643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9979862" calcext:value-type="float">
            <text:p>0.29979862</text:p>
          </table:table-cell>
          <table:table-cell office:value-type="float" office:value="0.01129889" calcext:value-type="float">
            <text:p>0.01129889</text:p>
          </table:table-cell>
          <table:table-cell office:value-type="float" office:value="0.06955301" calcext:value-type="float">
            <text:p>0.06955301</text:p>
          </table:table-cell>
          <table:table-cell office:value-type="float" office:value="0.61934948" calcext:value-type="float">
            <text:p>0.61934948</text:p>
          </table:table-cell>
          <table:table-cell office:value-type="float" office:value="0.00027917" calcext:value-type="float">
            <text:p>0.00027917</text:p>
          </table:table-cell>
          <table:table-cell office:value-type="float" office:value="0.68764192" calcext:value-type="float">
            <text:p>0.68764192</text:p>
          </table:table-cell>
          <table:table-cell office:value-type="float" office:value="0.00002268" calcext:value-type="float">
            <text:p>2.268E-05</text:p>
          </table:table-cell>
          <table:table-cell office:value-type="float" office:value="0.31205623" calcext:value-type="float">
            <text:p>0.31205623</text:p>
          </table:table-cell>
          <table:table-cell office:value-type="float" office:value="0.00025365" calcext:value-type="float">
            <text:p>0.00025365</text:p>
          </table:table-cell>
          <table:table-cell office:value-type="float" office:value="0.00003969" calcext:value-type="float">
            <text:p>3.969E-05</text:p>
          </table:table-cell>
          <table:table-cell office:value-type="float" office:value="0.56509119" calcext:value-type="float">
            <text:p>0.56509119</text:p>
          </table:table-cell>
          <table:table-cell office:value-type="float" office:value="0.43461547" calcext:value-type="float">
            <text:p>0.434615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6207185" calcext:value-type="float">
            <text:p>0.26207185</text:p>
          </table:table-cell>
          <table:table-cell office:value-type="float" office:value="0.01096529" calcext:value-type="float">
            <text:p>0.01096529</text:p>
          </table:table-cell>
          <table:table-cell office:value-type="float" office:value="0.0634761" calcext:value-type="float">
            <text:p>0.0634761</text:p>
          </table:table-cell>
          <table:table-cell office:value-type="float" office:value="0.66348676" calcext:value-type="float">
            <text:p>0.66348676</text:p>
          </table:table-cell>
          <table:table-cell office:value-type="float" office:value="0.00024358" calcext:value-type="float">
            <text:p>0.00024358</text:p>
          </table:table-cell>
          <table:table-cell office:value-type="float" office:value="0.6660748" calcext:value-type="float">
            <text:p>0.6660748</text:p>
          </table:table-cell>
          <table:table-cell office:value-type="float" office:value="0.00002066" calcext:value-type="float">
            <text:p>2.066E-05</text:p>
          </table:table-cell>
          <table:table-cell office:value-type="float" office:value="0.33366096" calcext:value-type="float">
            <text:p>0.33366096</text:p>
          </table:table-cell>
          <table:table-cell office:value-type="float" office:value="0.00022589" calcext:value-type="float">
            <text:p>0.00022589</text:p>
          </table:table-cell>
          <table:table-cell office:value-type="float" office:value="0.00003924" calcext:value-type="float">
            <text:p>3.924E-05</text:p>
          </table:table-cell>
          <table:table-cell office:value-type="float" office:value="0.52540353" calcext:value-type="float">
            <text:p>0.52540353</text:p>
          </table:table-cell>
          <table:table-cell office:value-type="float" office:value="0.47433134" calcext:value-type="float">
            <text:p>0.474331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2692444" calcext:value-type="float">
            <text:p>0.22692444</text:p>
          </table:table-cell>
          <table:table-cell office:value-type="float" office:value="0.01056162" calcext:value-type="float">
            <text:p>0.01056162</text:p>
          </table:table-cell>
          <table:table-cell office:value-type="float" office:value="0.05730568" calcext:value-type="float">
            <text:p>0.05730568</text:p>
          </table:table-cell>
          <table:table-cell office:value-type="float" office:value="0.70520825" calcext:value-type="float">
            <text:p>0.70520825</text:p>
          </table:table-cell>
          <table:table-cell office:value-type="float" office:value="0.00021167" calcext:value-type="float">
            <text:p>0.00021167</text:p>
          </table:table-cell>
          <table:table-cell office:value-type="float" office:value="0.64385536" calcext:value-type="float">
            <text:p>0.64385536</text:p>
          </table:table-cell>
          <table:table-cell office:value-type="float" office:value="0.00001871" calcext:value-type="float">
            <text:p>1.871E-05</text:p>
          </table:table-cell>
          <table:table-cell office:value-type="float" office:value="0.35591426" calcext:value-type="float">
            <text:p>0.35591426</text:p>
          </table:table-cell>
          <table:table-cell office:value-type="float" office:value="0.00019985" calcext:value-type="float">
            <text:p>0.00019985</text:p>
          </table:table-cell>
          <table:table-cell office:value-type="float" office:value="0.00003861" calcext:value-type="float">
            <text:p>3.861E-05</text:p>
          </table:table-cell>
          <table:table-cell office:value-type="float" office:value="0.48464228" calcext:value-type="float">
            <text:p>0.48464228</text:p>
          </table:table-cell>
          <table:table-cell office:value-type="float" office:value="0.51511926" calcext:value-type="float">
            <text:p>0.515119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9471027" calcext:value-type="float">
            <text:p>0.19471027</text:p>
          </table:table-cell>
          <table:table-cell office:value-type="float" office:value="0.01010051" calcext:value-type="float">
            <text:p>0.01010051</text:p>
          </table:table-cell>
          <table:table-cell office:value-type="float" office:value="0.05119822" calcext:value-type="float">
            <text:p>0.05119822</text:p>
          </table:table-cell>
          <table:table-cell office:value-type="float" office:value="0.74399099" calcext:value-type="float">
            <text:p>0.74399099</text:p>
          </table:table-cell>
          <table:table-cell office:value-type="float" office:value="0.00018319" calcext:value-type="float">
            <text:p>0.00018319</text:p>
          </table:table-cell>
          <table:table-cell office:value-type="float" office:value="0.62106704" calcext:value-type="float">
            <text:p>0.62106704</text:p>
          </table:table-cell>
          <table:table-cell office:value-type="float" office:value="0.00001686" calcext:value-type="float">
            <text:p>1.686E-05</text:p>
          </table:table-cell>
          <table:table-cell office:value-type="float" office:value="0.37873291" calcext:value-type="float">
            <text:p>0.37873291</text:p>
          </table:table-cell>
          <table:table-cell office:value-type="float" office:value="0.00017558" calcext:value-type="float">
            <text:p>0.00017558</text:p>
          </table:table-cell>
          <table:table-cell office:value-type="float" office:value="0.00003781" calcext:value-type="float">
            <text:p>3.781E-05</text:p>
          </table:table-cell>
          <table:table-cell office:value-type="float" office:value="0.44334398" calcext:value-type="float">
            <text:p>0.44334398</text:p>
          </table:table-cell>
          <table:table-cell office:value-type="float" office:value="0.55644263" calcext:value-type="float">
            <text:p>0.556442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6563894" calcext:value-type="float">
            <text:p>0.16563894</text:p>
          </table:table-cell>
          <table:table-cell office:value-type="float" office:value="0.00959573" calcext:value-type="float">
            <text:p>0.00959573</text:p>
          </table:table-cell>
          <table:table-cell office:value-type="float" office:value="0.04528987" calcext:value-type="float">
            <text:p>0.04528987</text:p>
          </table:table-cell>
          <table:table-cell office:value-type="float" office:value="0.77947546" calcext:value-type="float">
            <text:p>0.77947546</text:p>
          </table:table-cell>
          <table:table-cell office:value-type="float" office:value="0.00015789" calcext:value-type="float">
            <text:p>0.00015789</text:p>
          </table:table-cell>
          <table:table-cell office:value-type="float" office:value="0.59780247" calcext:value-type="float">
            <text:p>0.59780247</text:p>
          </table:table-cell>
          <table:table-cell office:value-type="float" office:value="0.00001512" calcext:value-type="float">
            <text:p>1.512E-05</text:p>
          </table:table-cell>
          <table:table-cell office:value-type="float" office:value="0.40202453" calcext:value-type="float">
            <text:p>0.40202453</text:p>
          </table:table-cell>
          <table:table-cell office:value-type="float" office:value="0.00015314" calcext:value-type="float">
            <text:p>0.00015314</text:p>
          </table:table-cell>
          <table:table-cell office:value-type="float" office:value="0.00003683" calcext:value-type="float">
            <text:p>3.683E-05</text:p>
          </table:table-cell>
          <table:table-cell office:value-type="float" office:value="0.40209355" calcext:value-type="float">
            <text:p>0.40209355</text:p>
          </table:table-cell>
          <table:table-cell office:value-type="float" office:value="0.59771648" calcext:value-type="float">
            <text:p>0.597716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397819" calcext:value-type="float">
            <text:p>0.1397819</text:p>
          </table:table-cell>
          <table:table-cell office:value-type="float" office:value="0.00906114" calcext:value-type="float">
            <text:p>0.00906114</text:p>
          </table:table-cell>
          <table:table-cell office:value-type="float" office:value="0.03969038" calcext:value-type="float">
            <text:p>0.03969038</text:p>
          </table:table-cell>
          <table:table-cell office:value-type="float" office:value="0.81146657" calcext:value-type="float">
            <text:p>0.81146657</text:p>
          </table:table-cell>
          <table:table-cell office:value-type="float" office:value="0.00013552" calcext:value-type="float">
            <text:p>0.00013552</text:p>
          </table:table-cell>
          <table:table-cell office:value-type="float" office:value="0.57416203" calcext:value-type="float">
            <text:p>0.57416203</text:p>
          </table:table-cell>
          <table:table-cell office:value-type="float" office:value="0.00001347" calcext:value-type="float">
            <text:p>1.347E-05</text:p>
          </table:table-cell>
          <table:table-cell office:value-type="float" office:value="0.42568897" calcext:value-type="float">
            <text:p>0.42568897</text:p>
          </table:table-cell>
          <table:table-cell office:value-type="float" office:value="0.00013258" calcext:value-type="float">
            <text:p>0.00013258</text:p>
          </table:table-cell>
          <table:table-cell office:value-type="float" office:value="0.00003568" calcext:value-type="float">
            <text:p>3.568E-05</text:p>
          </table:table-cell>
          <table:table-cell office:value-type="float" office:value="0.36149257" calcext:value-type="float">
            <text:p>0.36149257</text:p>
          </table:table-cell>
          <table:table-cell office:value-type="float" office:value="0.63833918" calcext:value-type="float">
            <text:p>0.638339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1709002" calcext:value-type="float">
            <text:p>0.11709002</text:p>
          </table:table-cell>
          <table:table-cell office:value-type="float" office:value="0.0085099" calcext:value-type="float">
            <text:p>0.0085099</text:p>
          </table:table-cell>
          <table:table-cell office:value-type="float" office:value="0.03448045" calcext:value-type="float">
            <text:p>0.03448045</text:p>
          </table:table-cell>
          <table:table-cell office:value-type="float" office:value="0.83991963" calcext:value-type="float">
            <text:p>0.83991963</text:p>
          </table:table-cell>
          <table:table-cell office:value-type="float" office:value="0.00011584" calcext:value-type="float">
            <text:p>0.00011584</text:p>
          </table:table-cell>
          <table:table-cell office:value-type="float" office:value="0.55025222" calcext:value-type="float">
            <text:p>0.55025222</text:p>
          </table:table-cell>
          <table:table-cell office:value-type="float" office:value="0.00001194" calcext:value-type="float">
            <text:p>1.194E-05</text:p>
          </table:table-cell>
          <table:table-cell office:value-type="float" office:value="0.44961999" calcext:value-type="float">
            <text:p>0.44961999</text:p>
          </table:table-cell>
          <table:table-cell office:value-type="float" office:value="0.00011391" calcext:value-type="float">
            <text:p>0.00011391</text:p>
          </table:table-cell>
          <table:table-cell office:value-type="float" office:value="0.00003437" calcext:value-type="float">
            <text:p>3.437E-05</text:p>
          </table:table-cell>
          <table:table-cell office:value-type="float" office:value="0.3221243" calcext:value-type="float">
            <text:p>0.3221243</text:p>
          </table:table-cell>
          <table:table-cell office:value-type="float" office:value="0.67772742" calcext:value-type="float">
            <text:p>0.677727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9741805" calcext:value-type="float">
            <text:p>0.09741805</text:p>
          </table:table-cell>
          <table:table-cell office:value-type="float" office:value="0.00795375" calcext:value-type="float">
            <text:p>0.00795375</text:p>
          </table:table-cell>
          <table:table-cell office:value-type="float" office:value="0.02971216" calcext:value-type="float">
            <text:p>0.02971216</text:p>
          </table:table-cell>
          <table:table-cell office:value-type="float" office:value="0.86491604" calcext:value-type="float">
            <text:p>0.86491604</text:p>
          </table:table-cell>
          <table:table-cell office:value-type="float" office:value="0.00009861" calcext:value-type="float">
            <text:p>9.861E-05</text:p>
          </table:table-cell>
          <table:table-cell office:value-type="float" office:value="0.52618374" calcext:value-type="float">
            <text:p>0.52618374</text:p>
          </table:table-cell>
          <table:table-cell office:value-type="float" office:value="0.00001053" calcext:value-type="float">
            <text:p>1.053E-05</text:p>
          </table:table-cell>
          <table:table-cell office:value-type="float" office:value="0.47370712" calcext:value-type="float">
            <text:p>0.47370712</text:p>
          </table:table-cell>
          <table:table-cell office:value-type="float" office:value="0.00009714" calcext:value-type="float">
            <text:p>9.714E-05</text:p>
          </table:table-cell>
          <table:table-cell office:value-type="float" office:value="0.00003293" calcext:value-type="float">
            <text:p>3.293E-05</text:p>
          </table:table-cell>
          <table:table-cell office:value-type="float" office:value="0.28451965" calcext:value-type="float">
            <text:p>0.28451965</text:p>
          </table:table-cell>
          <table:table-cell office:value-type="float" office:value="0.71535027" calcext:value-type="float">
            <text:p>0.7153502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8055169" calcext:value-type="float">
            <text:p>0.08055169</text:p>
          </table:table-cell>
          <table:table-cell office:value-type="float" office:value="0.00740271" calcext:value-type="float">
            <text:p>0.00740271</text:p>
          </table:table-cell>
          <table:table-cell office:value-type="float" office:value="0.02541173" calcext:value-type="float">
            <text:p>0.02541173</text:p>
          </table:table-cell>
          <table:table-cell office:value-type="float" office:value="0.88663386" calcext:value-type="float">
            <text:p>0.88663386</text:p>
          </table:table-cell>
          <table:table-cell office:value-type="float" office:value="0.00008359" calcext:value-type="float">
            <text:p>8.359E-05</text:p>
          </table:table-cell>
          <table:table-cell office:value-type="float" office:value="0.50206947" calcext:value-type="float">
            <text:p>0.50206947</text:p>
          </table:table-cell>
          <table:table-cell table:style-name="ce1" office:value-type="float" office:value="0.000009233" calcext:value-type="float">
            <text:p>9.23E-06</text:p>
          </table:table-cell>
          <table:table-cell office:value-type="float" office:value="0.4978377" calcext:value-type="float">
            <text:p>0.4978377</text:p>
          </table:table-cell>
          <table:table-cell office:value-type="float" office:value="0.00008224" calcext:value-type="float">
            <text:p>8.224E-05</text:p>
          </table:table-cell>
          <table:table-cell office:value-type="float" office:value="0.00003137" calcext:value-type="float">
            <text:p>3.137E-05</text:p>
          </table:table-cell>
          <table:table-cell office:value-type="float" office:value="0.24912836" calcext:value-type="float">
            <text:p>0.24912836</text:p>
          </table:table-cell>
          <table:table-cell office:value-type="float" office:value="0.75075803" calcext:value-type="float">
            <text:p>0.750758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30:54.8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2T16:42:10.663000000</meta:creation-date>
    <dc:date>2023-10-16T18:31:31.151000000</dc:date>
    <meta:editing-duration>PT56S</meta:editing-duration>
    <meta:editing-cycles>2</meta:editing-cycles>
    <meta:generator>LibreOffice/6.1.6.3$Windows_X86_64 LibreOffice_project/5896ab1714085361c45cf540f76f60673dd96a72</meta:generator>
    <meta:document-statistic meta:table-count="1" meta:cell-count="630" meta:object-count="0"/>
  </office:meta>
</office:document-meta>
</file>